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3.9311in"/>
    </style:style>
    <style:style style:name="co2" style:family="table-column">
      <style:table-column-properties fo:break-before="auto" style:column-width="2.2283in"/>
    </style:style>
    <style:style style:name="co3" style:family="table-column">
      <style:table-column-properties fo:break-before="auto" style:column-width="2.9402in"/>
    </style:style>
    <style:style style:name="co4" style:family="table-column">
      <style:table-column-properties fo:break-before="auto" style:column-width="0.6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138in solid #3a3a3a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138in solid #3a3a3a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008in solid #000000" style:rotation-align="non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Arial2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008in solid #000000" style:rotation-align="none"/>
    </style:style>
    <style:style style:name="ta_extref" style:family="table">
      <style:table-properties table:display="false"/>
    </style:style>
    <style:style style:name="T1" style:family="text">
      <style:text-properties style:font-name-asian="Arial2" style:font-name-complex="Tahoma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Y&quot;;&quot;N&quot;)" table:allow-empty-cell="true" table:display-list="unsorted" table:base-cell-address="Sheet1.B2"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5" office:value-type="string">
            <text:p>EMP ID</text:p>
          </table:table-cell>
          <table:table-cell table:style-name="ce1" office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VIEWED BY</text:p>
          </table:table-cell>
          <table:table-cell table:style-name="ce6" office:value-type="float" office:value="455619">
            <text:p>455619</text:p>
          </table:table-cell>
          <table:table-cell table:style-name="ce9" office:value-type="string">
            <text:p><text:span text:style-name="T1">Mohammad Aamir Khan</text:span>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VIEWED FOR</text:p>
          </table:table-cell>
          <table:table-cell table:style-name="ce6" office:value-type="float" office:value="455652">
            <text:p>455652</text:p>
          </table:table-cell>
          <table:table-cell table:style-name="ce2" office:value-type="string">
            <text:p>Harshit Khanna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6"/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Criteria</text:p>
          </table:table-cell>
          <table:table-cell table:style-name="ce6" office:value-type="string">
            <text:p>Criteria Met</text:p>
          </table:table-cell>
          <table:table-cell table:style-name="ce2" office:value-type="string">
            <text:p>Comments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Writing contract, purpose for methods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Test cases written for all methods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done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Defining classes as per design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Implementing class relationship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Following naming conventions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proper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roviding correct access specifiers for attibutes and methods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Implementing constructor as mentioned in the design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Following given method signature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Implementing given business behaviours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ok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Implementing business behaviour logic as per the given requirements</text:p>
          </table:table-cell>
          <table:table-cell table:style-name="ce7" table:content-validation-name="val1"/>
          <table:table-cell table:style-name="ce10" office:value-type="string">
            <text:p>proper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usiness behaviours giving expected output</text:p>
          </table:table-cell>
          <table:table-cell table:style-name="ce7" table:content-validation-name="val1" office:value-type="string">
            <text:p>Y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3" office:value-type="string">
            <text:p>Doing business validations</text:p>
          </table:table-cell>
          <table:table-cell table:style-name="ce7" table:content-validation-name="val1" office:value-type="string">
            <text:p>Y</text:p>
          </table:table-cell>
          <table:table-cell table:style-name="ce10" office:value-type="string">
            <text:p>done properly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4">02/24/2011</text:date>, <text:time>19:1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164605</meta:initial-creator>
    <meta:creation-date>2010-10-26T09:26:17</meta:creation-date>
    <dc:date>2011-02-24T19:10:12</dc:date>
    <meta:editing-duration>PT00H37M53S</meta:editing-duration>
    <meta:editing-cycles>9</meta:editing-cycles>
    <meta:generator>OpenOffice.org/3.2$Linux OpenOffice.org_project/320m19$Build-9505</meta:generator>
    <dc:creator>455690 </dc:creator>
    <meta:document-statistic meta:table-count="1" meta:cell-count="45" meta:object-count="0"/>
  </office:meta>
</office:document-meta>
</file>